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dvTT5ada87cc" svg:font-family="AdvTT5ada87cc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dvTT5ada87cc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ec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ecf00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65.38mm" svg:y="4.83mm">
            <loext:p draw:notify-on-update-of-ranges="Foglio1.A2:Foglio1.A6 Foglio1.B2:Foglio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MTOE</text:p>
          </table:table-cell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2527" calcext:value-type="float">
            <text:p>2527</text:p>
          </table:table-cell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4" office:value-type="float" office:value="6164" calcext:value-type="float">
            <text:p>6164</text:p>
          </table:table-cell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4" office:value-type="float" office:value="8515" calcext:value-type="float">
            <text:p>8515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10878" calcext:value-type="float">
            <text:p>10878</text:p>
          </table:table-cell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5" office:value-type="float" office:value="13906" calcext:value-type="float">
            <text:p>1390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Considero solo fino al 2000</text:p>
          </table:table-cell>
          <table:table-cell/>
        </table:table-row>
        <table:table-row table:style-name="ro1">
          <table:table-cell office:value-type="string" calcext:value-type="string">
            <text:p>Calcolo area sottesa:</text:p>
          </table:table-cell>
          <table:table-cell/>
        </table:table-row>
        <table:table-row table:style-name="ro1">
          <table:table-cell table:formula="of:=[.B2]*50" office:value-type="float" office:value="126350" calcext:value-type="float">
            <text:p>126350</text:p>
          </table:table-cell>
          <table:table-cell office:value-type="string" calcext:value-type="string">
            <text:p>Mtoe</text:p>
          </table:table-cell>
        </table:table-row>
        <table:table-row table:style-name="ro1">
          <table:table-cell table:formula="of:=50*([.B5]-[.B2])/2" office:value-type="float" office:value="208775" calcext:value-type="float">
            <text:p>208775</text:p>
          </table:table-cell>
          <table:table-cell office:value-type="string" calcext:value-type="string">
            <text:p>Mtoe</text:p>
          </table:table-cell>
        </table:table-row>
        <table:table-row table:style-name="ro1">
          <table:table-cell table:formula="of:=[.A13]+[.A12]" office:value-type="float" office:value="335125" calcext:value-type="float">
            <text:p>335125</text:p>
          </table:table-cell>
          <table:table-cell office:value-type="string" calcext:value-type="string">
            <text:p>Mtoe TOTA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dvTT5ada87cc" svg:font-family="AdvTT5ada87cc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8-11-23T10:41:57.103000000</meta:creation-date>
    <dc:date>2018-11-23T10:52:40.114000000</dc:date>
    <dc:creator>Armando Gaeta</dc:creator>
    <meta:editing-duration>PT10M43S</meta:editing-duration>
    <meta:editing-cycles>2</meta:editing-cycles>
    <meta:generator>LibreOffice/5.0.0.5$Windows_x86 LibreOffice_project/1b1a90865e348b492231e1c451437d7a15bb262b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17cm" svg:y="0.316cm" chart:style-name="ch2">
          <text:p>Consumi di energia per anno</text:p>
        </chart:title>
        <chart:subtitle svg:x="5.557cm" svg:y="1.276cm" chart:style-name="ch3">
          <text:p>da studio di Paolo Malanima</text:p>
        </chart:subtitle>
        <chart:legend chart:legend-position="end" svg:x="13.865cm" svg:y="4.196cm" style:legend-expansion="high" chart:style-name="ch4"/>
        <chart:plot-area chart:style-name="ch5" table:cell-range-address="Foglio1.A2:Foglio1.B6" chart:data-source-has-labels="both" svg:x="1.321cm" svg:y="2.095cm" svg:width="12.224cm" svg:height="6.725cm">
          <chartooo:coordinate-region svg:x="2.339cm" svg:y="2.299cm" svg:width="10.63cm" svg:height="5.864cm"/>
          <chart:axis chart:dimension="x" chart:name="primary-x" chart:style-name="ch6" chartooo:axis-type="auto">
            <chartooo:date-scale/>
            <chart:categories table:cell-range-address="Foglio1.A2:Foglio1.A6"/>
          </chart:axis>
          <chart:axis chart:dimension="y" chart:name="primary-y" chart:style-name="ch6">
            <chart:title svg:x="0.451cm" svg:y="5.898cm" chart:style-name="ch7">
              <text:p>MToe</text:p>
            </chart:title>
            <chart:grid chart:style-name="ch8" chart:class="major"/>
          </chart:axis>
          <chart:series chart:style-name="ch9" chart:values-cell-range-address="Foglio1.B2:Foglio1.B6" loext:label-string="mtoe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oe</text:p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Foglio1.A2:Foglio1.A6</svg:desc>
                </draw:g>
              </table:table-cell>
              <table:table-cell office:value-type="float" office:value="2527">
                <text:p>2527</text:p>
                <draw:g>
                  <svg:desc>Foglio1.B2:Foglio1.B6</svg:desc>
                </draw:g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906">
                <text:p>1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